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cc" draw:textarea-vertical-align="middle" draw:auto-grow-height="false" fo:min-height="0.749cm" fo:min-width="0.499cm"/>
    </style:style>
    <style:style style:name="gr2" style:family="graphic" style:parent-style-name="standard">
      <style:graphic-properties draw:fill="solid" draw:fill-color="#99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cc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ccffff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66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3399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708cm" svg:height="0.91cm" draw:transform="rotate (-3.1381019950864) translate (8.811cm 15.391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layer="layout" svg:width="1.6cm" svg:height="2.6cm" draw:transform="rotate (-1.57585778162657) translate (8.8cm 12.513cm)">
          <text:p/>
          <draw:enhanced-geometry draw:text-areas="?f2 ?f2 ?f5 ?f4 ?f2 ?f0 ?f4 ?f5" draw:glue-points="?f2 ?f2 ?f5 ?f4 ?f2 ?f0 ?f4 ?f5" draw:glue-point-type="rectangle" draw:mirror-horizontal="false" draw:mirror-vertical="fals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2" draw:text-style-name="P1" draw:layer="layout" svg:width="0.3cm" svg:height="1.2cm" svg:x="6.5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3cm" svg:height="1.2cm" svg:x="8.1cm" svg:y="11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2cm" svg:height="2.8cm" svg:x="4.6cm" svg:y="13.5cm">
          <text:p/>
          <draw:enhanced-geometry draw:text-areas="?f2 ?f2 ?f5 ?f4 ?f2 ?f0 ?f4 ?f5" draw:glue-points="?f2 ?f2 ?f5 ?f4 ?f2 ?f0 ?f4 ?f5" draw:glue-point-type="rectangle" draw:mirror-vertical="true" draw:mirror-horizontal="tru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4" draw:text-style-name="P1" draw:layer="layout" svg:width="1.2cm" svg:height="2.8cm" svg:x="9.1cm" svg:y="13.5cm">
          <text:p/>
          <draw:enhanced-geometry draw:text-areas="?f2 ?f2 ?f5 ?f4 ?f2 ?f0 ?f4 ?f5" draw:glue-points="?f2 ?f2 ?f5 ?f4 ?f2 ?f0 ?f4 ?f5" draw:glue-point-type="rectangle" draw:type="mso-spt100" draw:modifiers="6500 8600 4300" draw:enhanced-path="M ?f2 ?f0 L ?f1 ?f0 10800 0 ?f3 ?f0 ?f4 ?f0 ?f4 ?f2 ?f5 ?f2 ?f5 ?f1 21600 10800 ?f5 ?f3 ?f5 ?f4 ?f4 ?f4 ?f4 ?f5 ?f3 ?f5 10800 21600 ?f1 ?f5 ?f2 ?f5 Z N">
            <draw:equation draw:name="f0" draw:formula="$2 "/>
            <draw:equation draw:name="f1" draw:formula="$0 "/>
            <draw:equation draw:name="f2" draw:formula="$1 "/>
            <draw:equation draw:name="f3" draw:formula="21600-$0 "/>
            <draw:equation draw:name="f4" draw:formula="21600-$1 "/>
            <draw:equation draw:name="f5" draw:formula="21600-$2 "/>
            <draw:handle draw:handle-position="$1 $2" draw:handle-range-x-minimum="?f1" draw:handle-range-x-maximum="10800" draw:handle-range-y-minimum="0" draw:handle-range-y-maximum="?f1"/>
            <draw:handle draw:handle-position="$0 top" draw:handle-range-x-minimum="?f0" draw:handle-range-x-maximum="?f2"/>
          </draw:enhanced-geometry>
        </draw:custom-shape>
        <draw:custom-shape draw:style-name="gr1" draw:text-style-name="P1" draw:layer="layout" svg:width="3.514cm" svg:height="1.182cm" draw:transform="rotate (-3.1381019950864) translate (4.919cm 10.7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layer="layout" svg:width="3.514cm" svg:height="1.182cm" draw:transform="rotate (-3.1381019950864) translate (10.42cm 10.78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layer="layout" svg:width="3.514cm" svg:height="1.182cm" draw:transform="rotate (-3.1381019950864) translate (4.918cm 10.78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layer="layout" svg:width="4.413cm" svg:height="1.485cm" draw:transform="rotate (-3.1381019950864) translate (7.518cm 8.48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layer="layout" svg:width="4.413cm" svg:height="1.485cm" draw:transform="rotate (-3.1381019950864) translate (18.7cm 8.48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5" draw:text-style-name="P2" draw:layer="layout" svg:width="7.1cm" svg:height="2.8cm" draw:transform="skewX (0.0085521133347706) translate (7.2cm 1cm)">
          <text:p text:style-name="P2"><text:span text:style-name="T1">Tenti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415cm" svg:height="2.135cm" draw:transform="skewX (0.0085521133347706) translate (1cm 4.9cm)">
          <text:p text:style-name="P2"><text:span text:style-name="T1">Tentti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415cm" svg:height="2.135cm" draw:transform="skewX (0.0085521133347706) translate (14.618cm 4.965cm)">
          <text:p text:style-name="P2"><text:span text:style-name="T1">Tentti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007cm" svg:height="2.696cm" draw:transform="rotate (-3.1381019950864) translate (14.5cm 6.47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layer="layout" svg:width="3.514cm" svg:height="1.182cm" draw:transform="rotate (-3.1381019950864) translate (10.419cm 10.783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5" draw:text-style-name="P2" draw:layer="layout" svg:width="2.89cm" svg:height="1.139cm" draw:transform="skewX (0.0085521133347706) translate (1.81cm 8.5cm)">
          <text:p text:style-name="P2"><text:span text:style-name="T2">Kysymys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89cm" svg:height="1.139cm" draw:transform="skewX (0.0085521133347706) translate (7.21cm 8.5cm)">
          <text:p text:style-name="P2"><text:span text:style-name="T2">Kysymys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14cm" svg:height="1.182cm" draw:transform="rotate (-3.1381019950864) translate (15.819cm 10.7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" draw:text-style-name="P1" draw:layer="layout" svg:width="3.514cm" svg:height="1.182cm" draw:transform="rotate (-3.1381019950864) translate (21.32cm 10.785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5" draw:text-style-name="P2" draw:layer="layout" svg:width="2.89cm" svg:height="1.139cm" draw:transform="skewX (0.0085521133347706) translate (12.71cm 8.461cm)">
          <text:p text:style-name="P2"><text:span text:style-name="T2">Kysymys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89cm" svg:height="1.139cm" draw:transform="skewX (0.0085521133347706) translate (18.01cm 8.461cm)">
          <text:p text:style-name="P2"><text:span text:style-name="T2">Kysymys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0.51cm 10.861cm)">
          <text:p text:style-name="P2"><text:span text:style-name="T2">Vastaus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3.21cm 10.861cm)">
          <text:p text:style-name="P2"><text:span text:style-name="T2">Vastaus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6.21cm 10.861cm)">
          <text:p text:style-name="P2"><text:span text:style-name="T2">Vastaus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8.91cm 10.861cm)">
          <text:p text:style-name="P2"><text:span text:style-name="T2">Vastaus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11.51cm 10.861cm)">
          <text:p text:style-name="P2"><text:span text:style-name="T2">Vastaus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14.21cm 10.861cm)">
          <text:p text:style-name="P2"><text:span text:style-name="T2">Vastaus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17.01cm 10.861cm)">
          <text:p text:style-name="P2"><text:span text:style-name="T2">Vastaus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944cm" draw:transform="skewX (0.0085521133347706) translate (19.71cm 10.861cm)">
          <text:p text:style-name="P2"><text:span text:style-name="T2">Vastaus 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97cm" svg:height="0.944cm" draw:transform="skewX (0.0085521133347706) translate (2.203cm 14.5cm)">
          <text:p text:style-name="P2"><text:span text:style-name="T2">Vär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97cm" svg:height="0.944cm" draw:transform="skewX (0.0085521133347706) translate (2.908cm 16.256cm)">
          <text:p text:style-name="P2"><text:span text:style-name="T2">Oikei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97cm" svg:height="0.944cm" draw:transform="skewX (0.0085521133347706) translate (9.408cm 16.256cm)">
          <text:p text:style-name="P2"><text:span text:style-name="T2">Valitt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2.397cm" svg:height="0.944cm" draw:transform="skewX (0.0085521133347706) translate (10.303cm 14.5cm)">
          <text:p text:style-name="P2"><text:span text:style-name="T2">Ei valittu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644cm" draw:transform="skewX (0.0085521133347706) translate (4.903cm 13cm)">
          <text:p text:style-name="P2"><text:span text:style-name="T2">Totuu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644cm" draw:transform="skewX (0.0085521133347706) translate (7.603cm 13.001cm)">
          <text:p text:style-name="P2"><text:span text:style-name="T2">Valint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397cm" svg:height="0.644cm" draw:transform="skewX (0.0085521133347706) translate (6.306cm 14.056cm)">
          <text:p text:style-name="P2"><text:span text:style-name="T2">Tarkastu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.3cm" svg:height="1.3cm" svg:x="5.9cm" svg:y="15.4cm">
          <text:p text:style-name="P3"><text:span text:style-name="T3">+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draw:layer="layout" svg:width="1.3cm" svg:height="1.3cm" svg:x="7.6cm" svg:y="15.4cm">
          <text:p text:style-name="P3"><text:span text:style-name="T3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08T09:56:55.10</meta:creation-date>
    <meta:generator>OpenOffice/4.1.6$Win32 OpenOffice.org_project/416m1$Build-9790</meta:generator>
    <dc:date>2021-12-08T10:32:16.11</dc:date>
    <meta:editing-duration>PT35M19S</meta:editing-duration>
    <meta:editing-cycles>8</meta:editing-cycles>
    <meta:document-statistic meta:object-count="39"/>
  </office:meta>
</office:document-meta>
</file>